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146in" fo:margin-left="-0.075in" fo:margin-top="0in" fo:margin-bottom="0in" table:align="left"/>
    </style:style>
    <style:style style:name="Table1.A" style:family="table-column">
      <style:table-column-properties style:column-width="3.0514in"/>
    </style:style>
    <style:style style:name="Table1.B" style:family="table-column">
      <style:table-column-properties style:column-width="3.0625in"/>
    </style:style>
    <style:style style:name="Table1.1" style:family="table-row">
      <style:table-row-properties style:min-row-height="0.7639in" fo:keep-together="auto"/>
    </style:style>
    <style:style style:name="Table1.A1" style:family="table-cell">
      <style:table-cell-properties style:vertical-align="" fo:background-color="#ffffff" fo:padding-left="0.0417in" fo:padding-right="0.0417in" fo:padding-top="0.0694in" fo:padding-bottom="0.0694in" fo:border="0.85pt solid #000001">
        <style:background-image/>
      </style:table-cell-properties>
    </style:style>
    <style:style style:name="Table1.2" style:family="table-row">
      <style:table-row-properties style:min-row-height="0.5278in" fo:keep-together="auto"/>
    </style:style>
    <style:style style:name="Table1.A2" style:family="table-cell">
      <style:table-cell-properties style:vertical-align="" fo:background-color="#ffffff" fo:padding-left="0.0417in" fo:padding-right="0.0417in" fo:padding-top="0.0694in" fo:padding-bottom="0.0694in" fo:border-left="0.85pt solid #000001" fo:border-right="0.85pt solid #000001" fo:border-top="none" fo:border-bottom="0.85pt solid #000001">
        <style:background-image/>
      </style:table-cell-properties>
    </style:style>
    <style:style style:name="Table1.3" style:family="table-row">
      <style:table-row-properties style:min-row-height="0.6389in" fo:keep-together="auto"/>
    </style:style>
    <style:style style:name="Table1.B3" style:family="table-cell">
      <style:table-cell-properties style:vertical-align="" fo:background-color="#ffffff" fo:padding-left="0.0417in" fo:padding-right="0.0417in" fo:padding-top="0.0694in" fo:padding-bottom="0.0694in" fo:border-left="none" fo:border-right="0.85pt solid #000001" fo:border-top="none" fo:border-bottom="0.85pt solid #000001">
        <style:background-image/>
      </style:table-cell-properties>
    </style:style>
    <style:style style:name="Table1.4" style:family="table-row">
      <style:table-row-properties style:min-row-height="0.3889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.0417in" fo:margin-right="0in" fo:margin-top="0.0835in" fo:margin-bottom="0.0835in" loext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0417in" fo:margin-right="0in" fo:margin-top="0.0417in" fo:margin-bottom="0.0417in" loext:contextual-spacing="false" fo:line-height="100%" fo:text-align="center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4"><text:span text:style-name="T1">Politechnika Świętokrzyska w Kielcach</text:span></text:p>
            <text:p text:style-name="P4"><text:span text:style-name="T1">Wydział Elektrotechniki, Automatyki i Informatyki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<text:span text:style-name="T2">Laboratorium: Programowanie Współbieżne</text:span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<text:span text:style-name="T4">Procesy</text:span></text:p>
          </table:table-cell>
          <table:table-cell table:style-name="Table1.B3" office:value-type="string">
            <text:p text:style-name="P5"><text:span text:style-name="T5">Autor: </text:span><text:span text:style-name="T6">Krzysztof Adamczyk</text:span></text:p>
            <text:p text:style-name="P5"><text:span text:style-name="T5">Grupa: </text:span><text:span text:style-name="T6">3ID13A</text:span></text:p>
          </table:table-cell>
        </table:table-row>
        <table:table-row table:style-name="Table1.4">
          <table:table-cell table:style-name="Table1.A2" office:value-type="string">
            <text:p text:style-name="P5"><text:span text:style-name="T7">Numer laboratorium: </text:span><text:span text:style-name="T8">2</text:span></text:p>
          </table:table-cell>
          <table:table-cell table:style-name="Table1.B3" office:value-type="string">
            <text:p text:style-name="P5"><text:span text:style-name="T7">Data wykonania: </text:span><text:span text:style-name="T8">23.10.2017</text:span></text:p>
          </table:table-cell>
        </table:table-row>
      </table:table>
      <text:p text:style-name="P1"><text:soft-page-break/></text:p>
      <text:p text:style-name="P2"><text:span text:style-name="T3">Zadanie 2</text:span></text:p>
      <text:p text:style-name="P1">#include &lt;stdio.h&gt;</text:p>
      <text:p text:style-name="P1">#include &lt;stdlib.h&gt;</text:p>
      <text:p text:style-name="P1">#include &lt;unistd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 text:c="4"/>int zakonczono;</text:p>
      <text:p text:style-name="P1"><text:s text:c="4"/>printf("startuje proces macierzysty pid %d\n", getpid());</text:p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{</text:p>
      <text:p text:style-name="P1"><text:s text:c="3"/><text:tab/> if(childpid == 0) {</text:p>
      <text:p text:style-name="P1"><text:s text:c="3"/><text:tab/><text:tab/> printf("Proces potomny o pidzie %d z rodzica %d\n", getpid(), getppid());</text:p>
      <text:p text:style-name="P1"><text:s text:c="3"/><text:tab/> }</text:p>
      <text:p text:style-name="P1"><text:s text:c="3"/><text:tab/> else {</text:p>
      <text:p text:style-name="P1"><text:s text:c="3"/><text:tab/><text:tab/> printf("Proces macierzysty o pidzie %d i dziecku %d\n", getpid(), childpid);</text:p>
      <text:p text:style-name="P1"><text:soft-page-break/><text:s text:c="3"/><text:tab/> }</text:p>
      <text:p text:style-name="P1"><text:s text:c="4"/>}</text:p>
      <text:p text:style-name="P1">exit(0);</text:p>
      <text:p text:style-name="P1">}</text:p>
      <text:p text:style-name="P1"/>
      <text:p text:style-name="P1">$vim zad2.c</text:p>
      <text:p text:style-name="P1">$gcc zad2.c -o program2</text:p>
      <text:p text:style-name="P1">$./program2</text:p>
      <text:p text:style-name="P1"/>
      <text:p text:style-name="P1">startuje proces macierzysty pid 4709</text:p>
      <text:p text:style-name="P1">Proces macierzysty o pidzie 4709 i dziecku 4710</text:p>
      <text:p text:style-name="P1">$ Proces potomny o pidzie 4710 z rodzica 1871</text:p>
      <text:p text:style-name="P1"/>
      <text:p text:style-name="P2"><text:span text:style-name="T3">Zadanie 3</text:span></text:p>
      <text:p text:style-name="P1">#include &lt;stdio.h&gt;</text:p>
      <text:p text:style-name="P1">#include &lt;stdlib.h&gt;</text:p>
      <text:p text:style-name="P1">#include &lt;unistd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oft-page-break/><text:s text:c="4"/>int zakonczono;</text:p>
      <text:p text:style-name="P1"><text:s text:c="4"/>printf("startuje proces macierzysty pid %d\n", getpid());</text:p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{</text:p>
      <text:p text:style-name="P1"><text:s text:c="3"/><text:tab/> if(childpid == 0) {</text:p>
      <text:p text:style-name="P1"><text:s text:c="3"/><text:tab/><text:tab/> sleep(10);</text:p>
      <text:p text:style-name="P1"><text:s text:c="3"/><text:tab/><text:tab/> printf("Proces potomny o pidzie %d z rodzica %d\n", getpid(), getppid());</text:p>
      <text:p text:style-name="P1"><text:s text:c="3"/><text:tab/> }</text:p>
      <text:p text:style-name="P1"><text:s text:c="3"/><text:tab/> else {</text:p>
      <text:p text:style-name="P1"><text:s text:c="3"/><text:tab/><text:tab/> printf("Proces macierzysty o pidzie %d i dziecku %d\n", getpid(), childpid);</text:p>
      <text:p text:style-name="P1"><text:s text:c="3"/><text:tab/> }</text:p>
      <text:p text:style-name="P1"><text:s text:c="4"/>}</text:p>
      <text:p text:style-name="P1">exit(0);</text:p>
      <text:p text:style-name="P1">}</text:p>
      <text:p text:style-name="P1"/>
      <text:p text:style-name="P1">$cp zad2.c zad3.c</text:p>
      <text:p text:style-name="P1">$vim zad3.c</text:p>
      <text:p text:style-name="P1">$gcc zad3.c -o program3</text:p>
      <text:p text:style-name="P1"><text:soft-page-break/>$./program3</text:p>
      <text:p text:style-name="P1"/>
      <text:p text:style-name="P1">startuje proces macierzysty pid 4740</text:p>
      <text:p text:style-name="P1">Proces macierzysty o pidzie 4740 i dziecku 4741</text:p>
      <text:p text:style-name="P1">Proces potomny o pidzie 4741 z rodzica 1871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 text:c="4"/>int zakonczono;</text:p>
      <text:p text:style-name="P1"><text:s text:c="4"/>printf("startuje proces macierzysty pid %d\n", getpid());</text:p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{</text:p>
      <text:p text:style-name="P1"><text:s text:c="3"/><text:tab/> if(childpid == 0) {</text:p>
      <text:p text:style-name="P1"><text:soft-page-break/><text:s text:c="3"/><text:tab/><text:tab/> printf("Proces potomny o pidzie %d z rodzica %d\n", getpid(), getppid());</text:p>
      <text:p text:style-name="P1"><text:s text:c="3"/><text:tab/> }</text:p>
      <text:p text:style-name="P1"><text:s text:c="3"/><text:tab/> else {</text:p>
      <text:p text:style-name="P1"><text:s text:c="3"/><text:tab/><text:tab/> sleep(5);</text:p>
      <text:p text:style-name="P1"><text:s text:c="3"/><text:tab/><text:tab/> system("ps -efa");</text:p>
      <text:p text:style-name="P1"><text:s text:c="3"/><text:tab/><text:tab/> printf("Proces macierzysty o pidzie %d i dziecku %d\n", getpid(), childpid);</text:p>
      <text:p text:style-name="P1"><text:s text:c="3"/><text:tab/> }</text:p>
      <text:p text:style-name="P1"><text:s text:c="4"/>}</text:p>
      <text:p text:style-name="P1">exit(0);</text:p>
      <text:p text:style-name="P1">}</text:p>
      <text:p text:style-name="P1"/>
      <text:p text:style-name="P1">$cp zad3.c zad3a.c</text:p>
      <text:p text:style-name="P1">$vim zad3a.c</text:p>
      <text:p text:style-name="P1">$gcc zad3a.c -o program3a</text:p>
      <text:p text:style-name="P1">$./program3a</text:p>
      <text:p text:style-name="P1"/>
      <text:p text:style-name="P1">startuje proces macierzysty pid 4773</text:p>
      <text:p text:style-name="P1">Proces potomny o pidzie 4774 z rodzica 4773</text:p>
      <text:p text:style-name="P1">UID <text:s text:c="3"/><text:tab/>PID <text:s/>PPID <text:s/>C STIME TTY <text:s text:c="5"/><text:tab/>TIME CMD</text:p>
      <text:p text:style-name="P1">root <text:s text:c="4"/><text:tab/>1 <text:tab/>0 <text:s/>0 18:46 ? <text:s text:c="3"/><text:tab/>00:00:02 /sbin/init splash</text:p>
      <text:p text:style-name="P1">root <text:s text:c="4"/><text:tab/>2 <text:tab/>0 <text:s/>0 18:46 ? <text:s text:c="3"/><text:tab/>00:00:00 [kthreadd]</text:p>
      <text:p text:style-name="P1"><text:soft-page-break/>root <text:s text:c="4"/><text:tab/>3 <text:tab/>2 <text:s/>0 18:46 ? <text:s text:c="3"/><text:tab/>00:00:01 [ksoftirqd/0]</text:p>
      <text:p text:style-name="P1">root <text:s text:c="4"/><text:tab/>5 <text:tab/>2 <text:s/>0 18:46 ? <text:s text:c="3"/><text:tab/>00:00:00 [kworker/0:0H]</text:p>
      <text:p text:style-name="P1">root <text:s text:c="4"/><text:tab/>7 <text:tab/>2 <text:s/>0 18:46 ? <text:s text:c="3"/><text:tab/>00:00:01 [rcu_sched]</text:p>
      <text:p text:style-name="P1">root <text:s text:c="4"/><text:tab/>8 <text:tab/>2 <text:s/>0 18:46 ? <text:s text:c="3"/><text:tab/>00:00:00 [rcu_bh]</text:p>
      <text:p text:style-name="P1">root <text:s text:c="4"/><text:tab/>9 <text:tab/>2 <text:s/>0 18:46 ? <text:s text:c="3"/><text:tab/>00:00:00 [migration/0]</text:p>
      <text:p text:style-name="P1">root <text:s text:c="3"/><text:tab/>10 <text:tab/>2 <text:s/>0 18:46 ? <text:s text:c="3"/><text:tab/>00:00:00 [watchdog/0]</text:p>
      <text:p text:style-name="P1">root <text:s text:c="3"/><text:tab/>11 <text:tab/>2 <text:s/>0 18:46 ? <text:s text:c="3"/><text:tab/>00:00:00 [kdevtmpfs]</text:p>
      <text:p text:style-name="P1">root <text:s text:c="3"/><text:tab/>12 <text:tab/>2 <text:s/>0 18:46 ? <text:s text:c="3"/><text:tab/>00:00:00 [netns]</text:p>
      <text:p text:style-name="P1">root <text:s text:c="3"/><text:tab/>13 <text:tab/>2 <text:s/>0 18:46 ? <text:s text:c="3"/><text:tab/>00:00:00 [perf]</text:p>
      <text:p text:style-name="P1">root <text:s text:c="3"/><text:tab/>14 <text:tab/>2 <text:s/>0 18:46 ? <text:s text:c="3"/><text:tab/>00:00:00 [khungtaskd]</text:p>
      <text:p text:style-name="P1">root <text:s text:c="3"/><text:tab/>15 <text:tab/>2 <text:s/>0 18:46 ? <text:s text:c="3"/><text:tab/>00:00:00 [writeback]</text:p>
      <text:p text:style-name="P1">root <text:s text:c="3"/><text:tab/>16 <text:tab/>2 <text:s/>0 18:46 ? <text:s text:c="3"/><text:tab/>00:00:00 [ksmd]</text:p>
      <text:p text:style-name="P1">root <text:s text:c="3"/><text:tab/>17 <text:tab/>2 <text:s/>0 18:46 ? <text:s text:c="3"/><text:tab/>00:00:00 [khugepaged]</text:p>
      <text:p text:style-name="P1">root <text:s text:c="3"/><text:tab/>18 <text:tab/>2 <text:s/>0 18:46 ? <text:s text:c="3"/><text:tab/>00:00:00 [crypto]</text:p>
      <text:p text:style-name="P1">root <text:s text:c="3"/><text:tab/>19 <text:tab/>2 <text:s/>0 18:46 ? <text:s text:c="3"/><text:tab/>00:00:00 [kintegrityd]</text:p>
      <text:p text:style-name="P1">root <text:s text:c="3"/><text:tab/>20 <text:tab/>2 <text:s/>0 18:46 ? <text:s text:c="3"/><text:tab/>00:00:00 [bioset]</text:p>
      <text:p text:style-name="P1">root <text:s text:c="3"/><text:tab/>21 <text:tab/>2 <text:s/>0 18:46 ? <text:s text:c="3"/><text:tab/>00:00:00 [kblockd]</text:p>
      <text:p text:style-name="P1">root <text:s text:c="3"/><text:tab/>22 <text:tab/>2 <text:s/>0 18:46 ? <text:s text:c="3"/><text:tab/>00:00:00 [ata_sff]</text:p>
      <text:p text:style-name="P1">root <text:s text:c="3"/><text:tab/>23 <text:tab/>2 <text:s/>0 18:46 ? <text:s text:c="3"/><text:tab/>00:00:00 [md]</text:p>
      <text:p text:style-name="P1">root <text:s text:c="3"/><text:tab/>24 <text:tab/>2 <text:s/>0 18:46 ? <text:s text:c="3"/><text:tab/>00:00:00 [devfreq_wq]</text:p>
      <text:p text:style-name="P1">root <text:s text:c="3"/><text:tab/>28 <text:tab/>2 <text:s/>0 18:46 ? <text:s text:c="3"/><text:tab/>00:00:00 [kswapd0]</text:p>
      <text:p text:style-name="P1"><text:soft-page-break/>root <text:s text:c="3"/><text:tab/>29 <text:tab/>2 <text:s/>0 18:46 ? <text:s text:c="3"/><text:tab/>00:00:00 [vmstat]</text:p>
      <text:p text:style-name="P1">root <text:s text:c="3"/><text:tab/>30 <text:tab/>2 <text:s/>0 18:46 ? <text:s text:c="3"/><text:tab/>00:00:00 [fsnotify_mark]</text:p>
      <text:p text:style-name="P1">root <text:s text:c="3"/><text:tab/>31 <text:tab/>2 <text:s/>0 18:46 ? <text:s text:c="3"/><text:tab/>00:00:00 [ecryptfs-kthrea]</text:p>
      <text:p text:style-name="P1">root <text:s text:c="3"/><text:tab/>47 <text:tab/>2 <text:s/>0 18:46 ? <text:s text:c="3"/><text:tab/>00:00:00 [kthrotld]</text:p>
      <text:p text:style-name="P1">root <text:s text:c="3"/><text:tab/>48 <text:tab/>2 <text:s/>0 18:46 ? <text:s text:c="3"/><text:tab/>00:00:00 [acpi_thermal_pm]</text:p>
      <text:p text:style-name="P1">root <text:s text:c="3"/><text:tab/>49 <text:tab/>2 <text:s/>0 18:46 ? <text:s text:c="3"/><text:tab/>00:00:00 [bioset]</text:p>
      <text:p text:style-name="P1">root <text:s text:c="3"/><text:tab/>50 <text:tab/>2 <text:s/>0 18:46 ? <text:s text:c="3"/><text:tab/>00:00:00 [bioset]</text:p>
      <text:p text:style-name="P1">root <text:s text:c="3"/><text:tab/>51 <text:tab/>2 <text:s/>0 18:46 ? <text:s text:c="3"/><text:tab/>00:00:00 [bioset]</text:p>
      <text:p text:style-name="P1">root <text:s text:c="3"/><text:tab/>52 <text:tab/>2 <text:s/>0 18:46 ? <text:s text:c="3"/><text:tab/>00:00:00 [bioset]</text:p>
      <text:p text:style-name="P1">root <text:s text:c="3"/><text:tab/>53 <text:tab/>2 <text:s/>0 18:46 ? <text:s text:c="3"/><text:tab/>00:00:00 [bioset]</text:p>
      <text:p text:style-name="P1">root <text:s text:c="3"/><text:tab/>54 <text:tab/>2 <text:s/>0 18:46 ? <text:s text:c="3"/><text:tab/>00:00:00 [bioset]</text:p>
      <text:p text:style-name="P1">root <text:s text:c="3"/><text:tab/>55 <text:tab/>2 <text:s/>0 18:46 ? <text:s text:c="3"/><text:tab/>00:00:00 [bioset]</text:p>
      <text:p text:style-name="P1">root <text:s text:c="3"/><text:tab/>56 <text:tab/>2 <text:s/>0 18:46 ? <text:s text:c="3"/><text:tab/>00:00:00 [bioset]</text:p>
      <text:p text:style-name="P1">root <text:s text:c="3"/><text:tab/>57 <text:tab/>2 <text:s/>0 18:46 ? <text:s text:c="3"/><text:tab/>00:00:00 [scsi_eh_0]</text:p>
      <text:p text:style-name="P1">root <text:s text:c="3"/><text:tab/>58 <text:tab/>2 <text:s/>0 18:46 ? <text:s text:c="3"/><text:tab/>00:00:00 [scsi_tmf_0]</text:p>
      <text:p text:style-name="P1">root <text:s text:c="3"/><text:tab/>59 <text:tab/>2 <text:s/>0 18:46 ? <text:s text:c="3"/><text:tab/>00:00:00 [scsi_eh_1]</text:p>
      <text:p text:style-name="P1">root <text:s text:c="3"/><text:tab/>60 <text:tab/>2 <text:s/>0 18:46 ? <text:s text:c="3"/><text:tab/>00:00:00 [scsi_tmf_1]</text:p>
      <text:p text:style-name="P1">root <text:s text:c="3"/><text:tab/>61 <text:tab/>2 <text:s/>0 18:46 ? <text:s text:c="3"/><text:tab/>00:00:00 [kworker/u16:2]</text:p>
      <text:p text:style-name="P1">root <text:s text:c="3"/><text:tab/>64 <text:tab/>2 <text:s/>0 18:46 ? <text:s text:c="3"/><text:tab/>00:00:00 [ipv6_addrconf]</text:p>
      <text:p text:style-name="P1">root <text:s text:c="3"/><text:tab/>77 <text:tab/>2 <text:s/>0 18:46 ? <text:s text:c="3"/><text:tab/>00:00:00 [deferwq]</text:p>
      <text:p text:style-name="P1">root <text:s text:c="3"/><text:tab/>78 <text:tab/>2 <text:s/>0 18:46 ? <text:s text:c="3"/><text:tab/>00:00:00 [charger_manager]</text:p>
      <text:p text:style-name="P1"><text:soft-page-break/>root <text:s text:c="3"/><text:tab/>80 <text:tab/>2 <text:s/>0 18:46 ? <text:s text:c="3"/><text:tab/>00:00:00 [bioset]</text:p>
      <text:p text:style-name="P1">root <text:s text:c="2"/><text:tab/>116 <text:tab/>2 <text:s/>0 18:46 ? <text:s text:c="3"/><text:tab/>00:00:00 [bioset]</text:p>
      <text:p text:style-name="P1">root <text:s text:c="2"/><text:tab/>117 <text:tab/>2 <text:s/>0 18:46 ? <text:s text:c="3"/><text:tab/>00:00:00 [bioset]</text:p>
      <text:p text:style-name="P1">root <text:s text:c="2"/><text:tab/>118 <text:tab/>2 <text:s/>0 18:46 ? <text:s text:c="3"/><text:tab/>00:00:00 [bioset]</text:p>
      <text:p text:style-name="P1">root <text:s text:c="2"/><text:tab/>119 <text:tab/>2 <text:s/>0 18:46 ? <text:s text:c="3"/><text:tab/>00:00:00 [bioset]</text:p>
      <text:p text:style-name="P1">root <text:s text:c="2"/><text:tab/>120 <text:tab/>2 <text:s/>0 18:46 ? <text:s text:c="3"/><text:tab/>00:00:00 [bioset]</text:p>
      <text:p text:style-name="P1">root <text:s text:c="2"/><text:tab/>121 <text:tab/>2 <text:s/>0 18:46 ? <text:s text:c="3"/><text:tab/>00:00:00 [hv_vmbus_con]</text:p>
      <text:p text:style-name="P1">root <text:s text:c="2"/><text:tab/>122 <text:tab/>2 <text:s/>0 18:46 ? <text:s text:c="3"/><text:tab/>00:00:00 [kpsmoused]</text:p>
      <text:p text:style-name="P1">root <text:s text:c="2"/><text:tab/>123 <text:tab/>2 <text:s/>0 18:46 ? <text:s text:c="3"/><text:tab/>00:00:00 [bioset]</text:p>
      <text:p text:style-name="P1">root <text:s text:c="2"/><text:tab/>125 <text:tab/>2 <text:s/>0 18:46 ? <text:s text:c="3"/><text:tab/>00:00:00 [bioset]</text:p>
      <text:p text:style-name="P1">root <text:s text:c="2"/><text:tab/>126 <text:tab/>2 <text:s/>0 18:46 ? <text:s text:c="3"/><text:tab/>00:00:00 [bioset]</text:p>
      <text:p text:style-name="P1">root <text:s text:c="2"/><text:tab/>128 <text:tab/>2 <text:s/>0 18:46 ? <text:s text:c="3"/><text:tab/>00:00:00 [kworker/0:1H]</text:p>
      <text:p text:style-name="P1">root <text:s text:c="2"/><text:tab/>129 <text:tab/>2 <text:s/>0 18:46 ? <text:s text:c="3"/><text:tab/>00:00:00 [scsi_eh_2]</text:p>
      <text:p text:style-name="P1">root <text:s text:c="2"/><text:tab/>130 <text:tab/>2 <text:s/>0 18:46 ? <text:s text:c="3"/><text:tab/>00:00:00 [scsi_tmf_2]</text:p>
      <text:p text:style-name="P1">root <text:s text:c="2"/><text:tab/>131 <text:tab/>2 <text:s/>0 18:46 ? <text:s text:c="3"/><text:tab/>00:00:00 [bioset]</text:p>
      <text:p text:style-name="P1">root <text:s text:c="2"/><text:tab/>132 <text:tab/>2 <text:s/>0 18:46 ? <text:s text:c="3"/><text:tab/>00:00:00 [scsi_eh_3]</text:p>
      <text:p text:style-name="P1">root <text:s text:c="2"/><text:tab/>133 <text:tab/>2 <text:s/>0 18:46 ? <text:s text:c="3"/><text:tab/>00:00:00 [scsi_tmf_3]</text:p>
      <text:p text:style-name="P1">root <text:s text:c="2"/><text:tab/>196 <text:tab/>2 <text:s/>0 18:46 ? <text:s text:c="3"/><text:tab/>00:00:00 [jbd2/sda1-8]</text:p>
      <text:p text:style-name="P1">root <text:s text:c="2"/><text:tab/>198 <text:tab/>2 <text:s/>0 18:46 ? <text:s text:c="3"/><text:tab/>00:00:00 [ext4-rsv-conver]</text:p>
      <text:p text:style-name="P1">root <text:s text:c="2"/><text:tab/>224 <text:tab/>2 <text:s/>0 18:46 ? <text:s text:c="3"/><text:tab/>00:00:00 [kauditd]</text:p>
      <text:p text:style-name="P1">root <text:s text:c="2"/><text:tab/>235 <text:tab/>2 <text:s/>0 18:46 ? <text:s text:c="3"/><text:tab/>00:00:00 [kworker/0:4]</text:p>
      <text:p text:style-name="P1"><text:soft-page-break/>root <text:s text:c="2"/><text:tab/>237 <text:tab/>1 <text:s/>0 18:46 ? <text:s text:c="3"/><text:tab/>00:00:00 /lib/systemd/systemd-journald</text:p>
      <text:p text:style-name="P1">root <text:s text:c="2"/><text:tab/>273 <text:tab/>1 <text:s/>0 18:46 ? <text:s text:c="3"/><text:tab/>00:00:00 /lib/systemd/systemd-udevd</text:p>
      <text:p text:style-name="P1">root <text:s text:c="2"/><text:tab/>611 <text:tab/>1 <text:s/>0 18:46 ? <text:s text:c="3"/><text:tab/>00:00:00 /usr/lib/accountsservice/account</text:p>
      <text:p text:style-name="P1">root <text:s text:c="2"/><text:tab/>613 <text:tab/>1 <text:s/>0 18:46 ? <text:s text:c="3"/><text:tab/>00:00:00 /usr/sbin/acpid</text:p>
      <text:p text:style-name="P1">message+ <text:s text:c="2"/>614 <text:tab/>1 <text:s/>0 18:46 ? <text:s text:c="3"/><text:tab/>00:00:00 /usr/bin/dbus-daemon --system --</text:p>
      <text:p text:style-name="P1">syslog <text:tab/>647 <text:tab/>1 <text:s/>0 18:47 ? <text:s text:c="3"/><text:tab/>00:00:00 /usr/sbin/rsyslogd -n</text:p>
      <text:p text:style-name="P1">avahi <text:s/><text:tab/>648 <text:tab/>1 <text:s/>0 18:47 ? <text:s text:c="3"/><text:tab/>00:00:00 avahi-daemon: running [krzysztof</text:p>
      <text:p text:style-name="P1">root <text:s text:c="2"/><text:tab/>656 <text:tab/>1 <text:s/>0 18:47 ? <text:s text:c="3"/><text:tab/>00:00:00 /sbin/cgmanager -m name=systemd</text:p>
      <text:p text:style-name="P1">root <text:s text:c="2"/><text:tab/>665 <text:tab/>1 <text:s/>0 18:47 ? <text:s text:c="3"/><text:tab/>00:00:00 /usr/sbin/ModemManager</text:p>
      <text:p text:style-name="P1">root <text:s text:c="2"/><text:tab/>674 <text:tab/>1 <text:s/>0 18:47 ? <text:s text:c="3"/><text:tab/>00:00:00 /usr/sbin/cron -f</text:p>
      <text:p text:style-name="P1">root <text:s text:c="2"/><text:tab/>678 <text:tab/>1 <text:s/>0 18:47 ? <text:s text:c="3"/><text:tab/>00:00:00 /lib/systemd/systemd-logind</text:p>
      <text:p text:style-name="P1">root <text:s text:c="2"/><text:tab/>695 <text:tab/>1 <text:s/>0 18:47 ? <text:s text:c="3"/><text:tab/>00:00:00 /usr/lib/snapd/snapd</text:p>
      <text:p text:style-name="P1">root <text:s text:c="2"/><text:tab/>705 <text:tab/>1 <text:s/>0 18:47 ? <text:s text:c="3"/><text:tab/>00:00:00 /usr/sbin/NetworkManager --no-da</text:p>
      <text:p text:style-name="P1">avahi <text:s/><text:tab/>736 <text:s text:c="2"/>648 <text:s/>0 18:47 ? <text:s text:c="3"/><text:tab/>00:00:00 avahi-daemon: chroot helper</text:p>
      <text:p text:style-name="P1">root <text:s text:c="2"/><text:tab/>748 <text:tab/>1 <text:s/>0 18:47 ? <text:s text:c="3"/><text:tab/>00:00:00 /usr/lib/policykit-1/polkitd --n</text:p>
      <text:p text:style-name="P1">root <text:s text:c="2"/><text:tab/>783 <text:tab/>1 <text:s/>0 18:47 ? <text:s text:c="3"/><text:tab/>00:00:00 /usr/sbin/lightdm</text:p>
      <text:p text:style-name="P1">root <text:s text:c="2"/><text:tab/>858 <text:s text:c="2"/>783 <text:s/>8 18:47 tty7 <text:tab/>00:01:32 /usr/lib/xorg/Xorg -core :0 -sea</text:p>
      <text:p text:style-name="P1">nobody <text:tab/>954 <text:s text:c="2"/>705 <text:s/>0 18:47 ? <text:s text:c="3"/><text:tab/>00:00:00 /usr/sbin/dnsmasq --no-resolv --</text:p>
      <text:p text:style-name="P1">whoopsie <text:s/>1027 <text:tab/>1 <text:s/>0 18:47 ? <text:s text:c="3"/><text:tab/>00:00:00 /usr/bin/whoopsie -f</text:p>
      <text:p text:style-name="P1">root <text:s/><text:tab/>1065 <text:tab/>1 <text:s/>0 18:47 tty1 <text:tab/>00:00:00 /sbin/agetty --noclear tty1 linu</text:p>
      <text:p text:style-name="P1">root <text:s/><text:tab/>1737 <text:s text:c="2"/>783 <text:s/>0 18:47 ? <text:s text:c="3"/><text:tab/>00:00:00 lightdm --session-child 12 19</text:p>
      <text:p text:style-name="P1"><text:soft-page-break/>rtkit <text:tab/>1830 <text:tab/>1 <text:s/>0 18:47 ? <text:s text:c="3"/><text:tab/>00:00:00 /usr/lib/rtkit/rtkit-daemon</text:p>
      <text:p text:style-name="P1">root <text:s/><text:tab/>1844 <text:tab/>1 <text:s/>0 18:47 ? <text:s text:c="3"/><text:tab/>00:00:00 /usr/lib/upower/upowerd</text:p>
      <text:p text:style-name="P1">krzyszt+ <text:s/>1860 <text:tab/>1 <text:s/>0 18:47 ? <text:s text:c="3"/><text:tab/>00:00:00 /lib/systemd/systemd --user</text:p>
      <text:p text:style-name="P1">krzyszt+ <text:s/>1862 <text:s/>1860 <text:s/>0 18:47 ? <text:s text:c="3"/><text:tab/>00:00:00 (sd-pam)</text:p>
      <text:p text:style-name="P1">krzyszt+ <text:s/>1869 <text:tab/>1 <text:s/>0 18:47 ? <text:s text:c="3"/><text:tab/>00:00:00 /usr/bin/gnome-keyring-daemon --</text:p>
      <text:p text:style-name="P1">krzyszt+ <text:s/>1871 <text:s/>1737 <text:s/>0 18:47 ? <text:s text:c="3"/><text:tab/>00:00:00 /sbin/upstart --user</text:p>
      <text:p text:style-name="P1">krzyszt+ <text:s/>2094 <text:s/>1871 <text:s/>0 18:48 ? <text:s text:c="3"/><text:tab/>00:00:00 upstart-udev-bridge --daemon --u</text:p>
      <text:p text:style-name="P1">krzyszt+ <text:s/>2102 <text:s/>1871 <text:s/>0 18:48 ? <text:s text:c="3"/><text:tab/>00:00:01 dbus-daemon --fork --session --a</text:p>
      <text:p text:style-name="P1">krzyszt+ <text:s/>2114 <text:s/>1871 <text:s/>0 18:48 ? <text:s text:c="3"/><text:tab/>00:00:00 /usr/lib/i386-linux-gnu/hud/wind</text:p>
      <text:p text:style-name="P1">krzyszt+ <text:s/>2139 <text:s/>1871 <text:s/>0 18:48 ? <text:s text:c="3"/><text:tab/>00:00:01 /usr/bin/ibus-daemon --daemonize</text:p>
      <text:p text:style-name="P1">krzyszt+ <text:s/>2151 <text:s/>1871 <text:s/>0 18:48 ? <text:s text:c="3"/><text:tab/>00:00:00 upstart-dbus-bridge --daemon --s</text:p>
      <text:p text:style-name="P1">krzyszt+ <text:s/>2153 <text:s/>1871 <text:s/>0 18:48 ? <text:s text:c="3"/><text:tab/>00:00:00 upstart-dbus-bridge --daemon --s</text:p>
      <text:p text:style-name="P1">krzyszt+ <text:s/>2160 <text:s/>1871 <text:s/>0 18:48 ? <text:s text:c="3"/><text:tab/>00:00:00 upstart-file-bridge --daemon --u</text:p>
      <text:p text:style-name="P1">krzyszt+ <text:s/>2208 <text:s/>1871 <text:s/>0 18:48 ? <text:s text:c="3"/><text:tab/>00:00:00 /usr/lib/gvfs/gvfsd</text:p>
      <text:p text:style-name="P1">krzyszt+ <text:s/>2213 <text:s/>1871 <text:s/>0 18:48 ? <text:s text:c="3"/><text:tab/>00:00:00 /usr/lib/gvfs/gvfsd-fuse /run/us</text:p>
      <text:p text:style-name="P1">krzyszt+ <text:s/>2216 <text:s/>2139 <text:s/>0 18:48 ? <text:s text:c="3"/><text:tab/>00:00:00 /usr/lib/ibus/ibus-dconf</text:p>
      <text:p text:style-name="P1">krzyszt+ <text:s/>2224 <text:s/>2139 <text:s/>0 18:48 ? <text:s text:c="3"/><text:tab/>00:00:00 /usr/lib/ibus/ibus-ui-gtk3</text:p>
      <text:p text:style-name="P1">krzyszt+ <text:s/>2243 <text:s/>1871 <text:s/>0 18:48 ? <text:s text:c="3"/><text:tab/>00:00:00 /usr/lib/ibus/ibus-x11 --kill-da</text:p>
      <text:p text:style-name="P1">krzyszt+ <text:s/>2270 <text:s/>1871 <text:s/>0 18:48 ? <text:s text:c="3"/><text:tab/>00:00:00 gpg-agent --homedir /home/krzysz</text:p>
      <text:p text:style-name="P1">krzyszt+ <text:s/>2287 <text:s/>1871 <text:s/>0 18:48 ? <text:s text:c="3"/><text:tab/>00:00:00 /usr/lib/at-spi2-core/at-spi-bus</text:p>
      <text:p text:style-name="P1">krzyszt+ <text:s/>2294 <text:s/>2287 <text:s/>0 18:48 ? <text:s text:c="3"/><text:tab/>00:00:00 /usr/bin/dbus-daemon --config-fi</text:p>
      <text:p text:style-name="P1"><text:soft-page-break/>krzyszt+ <text:s/>2296 <text:s/>1871 <text:s/>0 18:48 ? <text:s text:c="3"/><text:tab/>00:00:00 /usr/lib/at-spi2-core/at-spi2-re</text:p>
      <text:p text:style-name="P1">krzyszt+ <text:s/>2311 <text:s/>1871 <text:s/>0 18:48 ? <text:s text:c="3"/><text:tab/>00:00:00 /usr/lib/unity-settings-daemon/u</text:p>
      <text:p text:style-name="P1">krzyszt+ <text:s/>2312 <text:s/>1871 <text:s/>0 18:48 ? <text:s text:c="3"/><text:tab/>00:00:01 /usr/lib/i386-linux-gnu/bamf/bam</text:p>
      <text:p text:style-name="P1">krzyszt+ <text:s/>2332 <text:s/>1871 <text:s/>0 18:48 ? <text:s text:c="3"/><text:tab/>00:00:00 /usr/lib/i386-linux-gnu/hud/hud-</text:p>
      <text:p text:style-name="P1">krzyszt+ <text:s/>2336 <text:s/>2139 <text:s/>0 18:48 ? <text:s text:c="3"/><text:tab/>00:00:00 /usr/lib/ibus/ibus-engine-simple</text:p>
      <text:p text:style-name="P1">krzyszt+ <text:s/>2340 <text:s/>1871 <text:s/>0 18:48 ? <text:s text:c="3"/><text:tab/>00:00:00 /usr/lib/gnome-session/gnome-ses</text:p>
      <text:p text:style-name="P1">krzyszt+ <text:s/>2344 <text:s/>1871 <text:s/>0 18:48 ? <text:s text:c="3"/><text:tab/>00:00:01 /usr/lib/i386-linux-gnu/unity/un</text:p>
      <text:p text:style-name="P1">krzyszt+ <text:s/>2389 <text:s/>1871 <text:s/>0 18:48 ? <text:s text:c="3"/><text:tab/>00:00:00 /usr/lib/dconf/dconf-service</text:p>
      <text:p text:style-name="P1">colord<text:tab/>2392 <text:tab/>1 <text:s/>0 18:48 ? <text:s text:c="3"/><text:tab/>00:00:00 /usr/lib/colord/colord</text:p>
      <text:p text:style-name="P1">krzyszt+ <text:s/>2403 <text:s/>1871 <text:s/>0 18:48 ? <text:s text:c="3"/><text:tab/>00:00:00 /usr/bin/pulseaudio --start --lo</text:p>
      <text:p text:style-name="P1">krzyszt+ <text:s/>2460 <text:s/>1871 <text:s/>0 18:48 ? <text:s text:c="3"/><text:tab/>00:00:00 /usr/lib/i386-linux-gnu/indicato</text:p>
      <text:p text:style-name="P1">krzyszt+ <text:s/>2463 <text:s/>1871 <text:s/>0 18:48 ? <text:s text:c="3"/><text:tab/>00:00:00 /usr/lib/i386-linux-gnu/indicato</text:p>
      <text:p text:style-name="P1">krzyszt+ <text:s/>2469 <text:s/>1871 <text:s/>0 18:48 ? <text:s text:c="3"/><text:tab/>00:00:00 /usr/lib/i386-linux-gnu/indicato</text:p>
      <text:p text:style-name="P1">krzyszt+ <text:s/>2473 <text:s/>1871 <text:s/>0 18:48 ? <text:s text:c="3"/><text:tab/>00:00:00 /usr/lib/i386-linux-gnu/indicato</text:p>
      <text:p text:style-name="P1">krzyszt+ <text:s/>2476 <text:s/>1871 <text:s/>0 18:48 ? <text:s text:c="3"/><text:tab/>00:00:00 /usr/lib/i386-linux-gnu/indicato</text:p>
      <text:p text:style-name="P1">krzyszt+ <text:s/>2477 <text:s/>1871 <text:s/>0 18:48 ? <text:s text:c="3"/><text:tab/>00:00:00 /usr/lib/i386-linux-gnu/indicato</text:p>
      <text:p text:style-name="P1">krzyszt+ <text:s/>2478 <text:s/>1871 <text:s/>0 18:48 ? <text:s text:c="3"/><text:tab/>00:00:00 /usr/lib/i386-linux-gnu/indicato</text:p>
      <text:p text:style-name="P1">krzyszt+ <text:s/>2482 <text:s/>1871 <text:s/>0 18:48 ? <text:s text:c="3"/><text:tab/>00:00:00 /usr/lib/i386-linux-gnu/indicato</text:p>
      <text:p text:style-name="P1">krzyszt+ <text:s/>2531 <text:s/>1871 <text:s/>0 18:48 ? <text:s text:c="3"/><text:tab/>00:00:00 /usr/lib/i386-linux-gnu/indicato</text:p>
      <text:p text:style-name="P1">krzyszt+ <text:s/>2543 <text:s/>1871 <text:s/>0 18:48 ? <text:s text:c="3"/><text:tab/>00:00:00 /usr/lib/evolution/evolution-sou</text:p>
      <text:p text:style-name="P1">krzyszt+ <text:s/>2586 <text:s/>1871 22 18:48 ? <text:s text:c="3"/><text:tab/>00:03:36 compiz</text:p>
      <text:p text:style-name="P1"><text:soft-page-break/>krzyszt+ <text:s/>2640 <text:s/>2340 <text:s/>0 18:48 ? <text:s text:c="3"/><text:tab/>00:00:03 nautilus -n</text:p>
      <text:p text:style-name="P1">krzyszt+ <text:s/>2646 <text:s/>2340 <text:s/>0 18:48 ? <text:s text:c="3"/><text:tab/>00:00:00 /usr/lib/policykit-1-gnome/polki</text:p>
      <text:p text:style-name="P1">krzyszt+ <text:s/>2653 <text:s/>2340 <text:s/>1 18:48 ? <text:s text:c="3"/><text:tab/>00:00:15 /usr/bin/gnome-software --gappli</text:p>
      <text:p text:style-name="P1">krzyszt+ <text:s/>2658 <text:s/>2340 <text:s/>0 18:48 ? <text:s text:c="3"/><text:tab/>00:00:00 /usr/lib/unity-settings-daemon/u</text:p>
      <text:p text:style-name="P1">krzyszt+ <text:s/>2667 <text:s/>2340 <text:s/>0 18:49 ? <text:s text:c="3"/><text:tab/>00:00:00 nm-applet</text:p>
      <text:p text:style-name="P1">krzyszt+ <text:s/>2684 <text:s/>1871 <text:s/>0 18:49 ? <text:s text:c="3"/><text:tab/>00:00:00 /usr/lib/gvfs/gvfs-udisks2-volum</text:p>
      <text:p text:style-name="P1">root <text:s/><text:tab/>2692 <text:tab/>1 <text:s/>0 18:49 ? <text:s text:c="3"/><text:tab/>00:00:00 /usr/lib/udisks2/udisksd --no-de</text:p>
      <text:p text:style-name="P1">krzyszt+ <text:s/>2714 <text:s/>1871 <text:s/>0 18:49 ? <text:s text:c="3"/><text:tab/>00:00:00 /usr/lib/gvfs/gvfs-goa-volume-mo</text:p>
      <text:p text:style-name="P1">krzyszt+ <text:s/>2720 <text:s/>1871 <text:s/>0 18:49 ? <text:s text:c="3"/><text:tab/>00:00:00 /usr/lib/evolution/evolution-cal</text:p>
      <text:p text:style-name="P1">krzyszt+ <text:s/>2730 <text:s/>1871 <text:s/>0 18:49 ? <text:s text:c="3"/><text:tab/>00:00:00 /usr/lib/gvfs/gvfs-gphoto2-volum</text:p>
      <text:p text:style-name="P1">krzyszt+ <text:s/>2744 <text:s/>1871 <text:s/>0 18:49 ? <text:s text:c="3"/><text:tab/>00:00:00 /usr/lib/gvfs/gvfs-mtp-volume-mo</text:p>
      <text:p text:style-name="P1">krzyszt+ <text:s/>2749 <text:s/>1871 <text:s/>0 18:49 ? <text:s text:c="3"/><text:tab/>00:00:00 /usr/lib/gvfs/gvfs-afc-volume-mo</text:p>
      <text:p text:style-name="P1">root <text:s/><text:tab/>2764 <text:tab/>1 <text:s/>0 18:49 ? <text:s text:c="3"/><text:tab/>00:00:01 /usr/lib/i386-linux-gnu/fwupd/fw</text:p>
      <text:p text:style-name="P1">krzyszt+ <text:s/>2819 <text:s/>1871 <text:s/>0 18:49 ? <text:s text:c="3"/><text:tab/>00:00:00 /usr/lib/gvfs/gvfsd-burn --spawn</text:p>
      <text:p text:style-name="P1">krzyszt+ <text:s/>2836 <text:s/>1871 <text:s/>0 18:49 ? <text:s text:c="3"/><text:tab/>00:00:00 /usr/lib/gvfs/gvfsd-trash --spaw</text:p>
      <text:p text:style-name="P1">krzyszt+ <text:s/>2937 <text:s/>2340 <text:s/>0 18:49 ? <text:s text:c="3"/><text:tab/>00:00:00 zeitgeist-datahub</text:p>
      <text:p text:style-name="P1">krzyszt+ <text:s/>2989 <text:s/>1871 <text:s/>0 18:49 ? <text:s text:c="3"/><text:tab/>00:00:00 /bin/sh -c /usr/lib/i386-linux-g</text:p>
      <text:p text:style-name="P1">krzyszt+ <text:s/>2998 <text:s/>1871 <text:s/>0 18:49 ? <text:s text:c="3"/><text:tab/>00:00:00 /usr/lib/i386-linux-gnu/notify-o</text:p>
      <text:p text:style-name="P1">krzyszt+ <text:s/>2999 <text:s/>2989 <text:s/>0 18:49 ? <text:s text:c="3"/><text:tab/>00:00:00 /usr/bin/zeitgeist-daemon</text:p>
      <text:p text:style-name="P1">krzyszt+ <text:s/>3055 <text:s/>1871 <text:s/>0 18:49 ? <text:s text:c="3"/><text:tab/>00:00:00 /usr/lib/gvfs/gvfsd-metadata</text:p>
      <text:p text:style-name="P1">krzyszt+ <text:s/>3075 <text:s/>1871 <text:s/>0 18:49 ? <text:s text:c="3"/><text:tab/>00:00:00 /usr/lib/i386-linux-gnu/zeitgeis</text:p>
      <text:p text:style-name="P1"><text:soft-page-break/>krzyszt+ <text:s/>3452 <text:s/>2340 <text:s/>0 18:50 ? <text:s text:c="3"/><text:tab/>00:00:00 update-notifier</text:p>
      <text:p text:style-name="P1">krzyszt+ <text:s/>3468 <text:s/>2720 <text:s/>0 18:50 ? <text:s text:c="3"/><text:tab/>00:00:00 /usr/lib/evolution/evolution-cal</text:p>
      <text:p text:style-name="P1">krzyszt+ <text:s/>3736 <text:s/>1871 11 18:50 ? <text:s text:c="3"/><text:tab/>00:01:37 /usr/lib/firefox/firefox</text:p>
      <text:p text:style-name="P1">krzyszt+ <text:s/>4123 <text:s/>2340 <text:s/>0 18:51 ? <text:s text:c="3"/><text:tab/>00:00:00 /usr/lib/i386-linux-gnu/deja-dup</text:p>
      <text:p text:style-name="P1">krzyszt+ <text:s/>4161 <text:s/>1871 <text:s/>0 18:51 ? <text:s text:c="3"/><text:tab/>00:00:00 /usr/lib/i386-linux-gnu/gconf/gc</text:p>
      <text:p text:style-name="P1">krzyszt+ <text:s/>4193 <text:s/>3736 11 18:51 ? <text:s text:c="3"/><text:tab/>00:01:31 /usr/lib/firefox/firefox -conten</text:p>
      <text:p text:style-name="P1">root <text:s/><text:tab/>4362 <text:tab/>1 <text:s/>0 18:52 ? <text:s text:c="3"/><text:tab/>00:00:00 /usr/sbin/cupsd -l</text:p>
      <text:p text:style-name="P1">root <text:s/><text:tab/>4363 <text:tab/>1 <text:s/>0 18:52 ? <text:s text:c="3"/><text:tab/>00:00:00 /usr/sbin/cups-browsed</text:p>
      <text:p text:style-name="P1">lp <text:s text:c="3"/><text:tab/>4366 <text:s/>4362 <text:s/>0 18:52 ? <text:s text:c="3"/><text:tab/>00:00:00 /usr/lib/cups/notifier/dbus dbus</text:p>
      <text:p text:style-name="P1">krzyszt+ <text:s/>4474 <text:s/>1871 <text:s/>1 18:53 ? <text:s text:c="3"/><text:tab/>00:00:10 /usr/bin/python3 /usr/bin/update</text:p>
      <text:p text:style-name="P1">root <text:s/><text:tab/>4554 <text:tab/>2 <text:s/>0 18:54 ? <text:s text:c="3"/><text:tab/>00:00:00 [kworker/u16:3]</text:p>
      <text:p text:style-name="P1">root <text:s/><text:tab/>4559 <text:s text:c="2"/>705 <text:s/>0 18:54 ? <text:s text:c="3"/><text:tab/>00:00:00 /sbin/dhclient -d -q -sf /usr/li</text:p>
      <text:p text:style-name="P1">krzyszt+ <text:s/>4612 <text:s/>1871 <text:s/>0 18:57 ? <text:s text:c="3"/><text:tab/>00:00:00 /usr/lib/gvfs/gvfsd-network --sp</text:p>
      <text:p text:style-name="P1">krzyszt+ <text:s/>4639 <text:s/>1871 <text:s/>0 18:57 ? <text:s text:c="3"/><text:tab/>00:00:00 /usr/lib/gvfs/gvfsd-dnssd --spaw</text:p>
      <text:p text:style-name="P1">krzyszt+ <text:s/>4652 <text:s/>1871 <text:s/>0 18:58 ? <text:s text:c="3"/><text:tab/>00:00:01 /usr/lib/gnome-terminal/gnome-te</text:p>
      <text:p text:style-name="P1">krzyszt+ <text:s/>4659 <text:s/>4652 <text:s/>0 18:58 pts/1<text:tab/>00:00:00 bash</text:p>
      <text:p text:style-name="P1">root <text:s/><text:tab/>4705 <text:tab/>2 <text:s/>0 18:59 ? <text:s text:c="3"/><text:tab/>00:00:00 [kworker/0:1]</text:p>
      <text:p text:style-name="P1">krzyszt+ <text:s/>4773 <text:s/>4659 <text:s/>0 19:04 pts/1<text:tab/>00:00:00 ./program3a</text:p>
      <text:p text:style-name="P1">krzyszt+ <text:s/>4774 <text:s/>4773 <text:s/>0 19:04 pts/1<text:tab/>00:00:00 [program3a] &lt;defunct&gt;</text:p>
      <text:p text:style-name="P1">krzyszt+ <text:s/>4775 <text:s/>4773 <text:s/>0 19:05 pts/1<text:tab/>00:00:00 sh -c ps -efa</text:p>
      <text:p text:style-name="P1">krzyszt+ <text:s/>4776 <text:s/>4775 <text:s/>0 19:05 pts/1<text:tab/>00:00:00 ps -efa</text:p>
      <text:p text:style-name="P1"><text:soft-page-break/>Proces macierzysty o pidzie 4773 i dziecku 4774</text:p>
      <text:p text:style-name="P1"/>
      <text:p text:style-name="P2"><text:span text:style-name="T3">Zadanie 4</text:span>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>#include &lt;sys/types.h&gt;</text:p>
      <text:p text:style-name="P1">#include &lt;sys/wait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 text:c="4"/>int zakonczono;</text:p>
      <text:p text:style-name="P1"><text:s text:c="4"/>printf("startuje proces macierzysty pid %d\n", getpid());</text:p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{</text:p>
      <text:p text:style-name="P1"><text:s text:c="3"/><text:tab/> if(childpid == 0) {</text:p>
      <text:p text:style-name="P1"><text:soft-page-break/><text:s text:c="3"/><text:tab/><text:tab/> printf("Proces potomny o pidzie %d z rodzica %d\n", getpid(), getppid());</text:p>
      <text:p text:style-name="P1"><text:s text:c="3"/><text:tab/><text:tab/> sleep(3);</text:p>
      <text:p text:style-name="P1"><text:s text:c="3"/><text:tab/><text:tab/> exit(2);</text:p>
      <text:p text:style-name="P1"><text:s text:c="3"/><text:tab/> }</text:p>
      <text:p text:style-name="P1"><text:s text:c="3"/><text:tab/> else {</text:p>
      <text:p text:style-name="P1"><text:s text:c="3"/><text:tab/><text:tab/> printf("Proces macierzysty o pidzie %d i dziecku %d\n", getpid(), childpid);</text:p>
      <text:p text:style-name="P1"><text:s text:c="3"/><text:tab/><text:tab/> wait(&amp;status);</text:p>
      <text:p text:style-name="P1"><text:s text:c="3"/><text:tab/><text:tab/> printf("Wynik potomka: %d\n", status);</text:p>
      <text:p text:style-name="P1"><text:s text:c="3"/><text:tab/> }</text:p>
      <text:p text:style-name="P1"><text:s text:c="4"/>}</text:p>
      <text:p text:style-name="P1">exit(0);</text:p>
      <text:p text:style-name="P1">}</text:p>
      <text:p text:style-name="P1"/>
      <text:p text:style-name="P1"/>
      <text:p text:style-name="P1"/>
      <text:p text:style-name="P1"/>
      <text:p text:style-name="P1">$cp zad3.c zad4.c</text:p>
      <text:p text:style-name="P1">$vim zad4.c</text:p>
      <text:p text:style-name="P1">$gcc zad4.c -o program4</text:p>
      <text:p text:style-name="P1">$./program4</text:p>
      <text:p text:style-name="P1"/>
      <text:p text:style-name="P1"><text:soft-page-break/>startuje proces macierzysty pid 4798</text:p>
      <text:p text:style-name="P1">Proces macierzysty o pidzie 4798 i dziecku 4799</text:p>
      <text:p text:style-name="P1">Proces potomny o pidzie 4799 z rodzica 4798</text:p>
      <text:p text:style-name="P1">Wynik potomka: 512</text:p>
      <text:p text:style-name="P1"/>
      <text:p text:style-name="P1"/>
      <text:p text:style-name="P2"><text:span text:style-name="T3">Zadanie 5</text:span></text:p>
      <text:p text:style-name="P1">#include &lt;stdio.h&gt;</text:p>
      <text:p text:style-name="P1">#include &lt;stdlib.h&gt;</text:p>
      <text:p text:style-name="P1">#include &lt;unistd.h&gt;</text:p>
      <text:p text:style-name="P1">#include &lt;sys/types.h&gt;</text:p>
      <text:p text:style-name="P1">#include &lt;sys/wait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 text:c="4"/>int zakonczono;</text:p>
      <text:p text:style-name="P1"><text:s text:c="4"/>int i;</text:p>
      <text:p text:style-name="P1"><text:s text:c="4"/>for (i = 0; i &lt; 5; i++) {</text:p>
      <text:p text:style-name="P1"/>
      <text:p text:style-name="P1"><text:s text:c="4"/>if ((childpid = fork()) == -1) {</text:p>
      <text:p text:style-name="P1"><text:soft-page-break/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{</text:p>
      <text:p text:style-name="P1"><text:s text:c="3"/><text:tab/> if(childpid == 0) {</text:p>
      <text:p text:style-name="P1"><text:s text:c="3"/><text:tab/><text:tab/> printf("Proces potomny o pidzie %d z rodzica %d\n", getpid(), getppid());</text:p>
      <text:p text:style-name="P1"><text:s text:c="3"/><text:tab/><text:tab/> sleep(5);</text:p>
      <text:p text:style-name="P1"><text:s text:c="3"/><text:tab/><text:tab/> exit(1);</text:p>
      <text:p text:style-name="P1"><text:s text:c="3"/><text:tab/> }</text:p>
      <text:p text:style-name="P1"><text:s text:c="4"/>}</text:p>
      <text:p text:style-name="P1">}</text:p>
      <text:p text:style-name="P1">for (i = 0; i &lt; 5; i++) {</text:p>
      <text:p text:style-name="P1">wait(NULL);</text:p>
      <text:p text:style-name="P1">}</text:p>
      <text:p text:style-name="P1">exit(0);</text:p>
      <text:p text:style-name="P1">}</text:p>
      <text:p text:style-name="P1"/>
      <text:p text:style-name="P1"/>
      <text:p text:style-name="P1"/>
      <text:p text:style-name="P1">$cp zad4.c zad5.c</text:p>
      <text:p text:style-name="P1">$vim zad5.c</text:p>
      <text:p text:style-name="P1"><text:soft-page-break/>$gcc zad5.c -o program5</text:p>
      <text:p text:style-name="P1">$./program5</text:p>
      <text:p text:style-name="P1"/>
      <text:p text:style-name="P1">Proces potomny o pidzie 5087 z rodzica 5083</text:p>
      <text:p text:style-name="P1">Proces potomny o pidzie 5088 z rodzica 5083</text:p>
      <text:p text:style-name="P1">Proces potomny o pidzie 5086 z rodzica 5083</text:p>
      <text:p text:style-name="P1">Proces potomny o pidzie 5085 z rodzica 5083</text:p>
      <text:p text:style-name="P1">Proces potomny o pidzie 5084 z rodzica 5083</text:p>
      <text:p text:style-name="P1"/>
      <text:p text:style-name="P1"/>
      <text:p text:style-name="P1"/>
      <text:p text:style-name="P2"><text:span text:style-name="T3">Zadanie 6</text:span></text:p>
      <text:p text:style-name="P1">#include &lt;stdio.h&gt;</text:p>
      <text:p text:style-name="P1">#include &lt;stdlib.h&gt;</text:p>
      <text:p text:style-name="P1">#include &lt;unistd.h&gt;</text:p>
      <text:p text:style-name="P1">#include &lt;sys/types.h&gt;</text:p>
      <text:p text:style-name="P1">#include &lt;sys/wait.h&gt;</text:p>
      <text:p text:style-name="P1"/>
      <text:p text:style-name="P1">int main() {</text:p>
      <text:p text:style-name="P1"><text:s text:c="4"/>int childpid;</text:p>
      <text:p text:style-name="P1"><text:s text:c="4"/>int status = 1;</text:p>
      <text:p text:style-name="P1"><text:soft-page-break/><text:s text:c="4"/>int zakonczono;</text:p>
      <text:p text:style-name="P1"><text:s text:c="4"/>int i;</text:p>
      <text:p text:style-name="P1"><text:s text:c="4"/>for (i = 0; i &lt; 5; i++) {</text:p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if(childpid == 0) {</text:p>
      <text:p text:style-name="P1"><text:s text:c="3"/><text:tab/><text:tab/> printf("Proces potomny o pidzie %d z rodzica %d\n", getpid(), getppid());</text:p>
      <text:p text:style-name="P1"><text:s text:c="3"/><text:tab/><text:tab/> i == 4 ? sleep(3) : wait(&amp;status);</text:p>
      <text:p text:style-name="P1"><text:s text:c="3"/><text:tab/> }</text:p>
      <text:p text:style-name="P1"><text:s text:c="4"/>else {</text:p>
      <text:p text:style-name="P1"><text:s text:c="3"/><text:tab/><text:tab/> printf("Proces macierzysty o pidzie %d i dziecku %d\n", getpid(), childpid);</text:p>
      <text:p text:style-name="P1"><text:s text:c="3"/><text:tab/><text:tab/> wait(&amp;status);</text:p>
      <text:p text:style-name="P1"><text:s text:c="3"/><text:tab/><text:tab/> exit(1);</text:p>
      <text:p text:style-name="P1"><text:s text:c="3"/><text:tab/> }</text:p>
      <text:p text:style-name="P1"><text:s text:c="3"/></text:p>
      <text:p text:style-name="P1"><text:s text:c="4"/>}</text:p>
      <text:p text:style-name="P1">exit(0);</text:p>
      <text:p text:style-name="P1">}</text:p>
      <text:p text:style-name="P1"/>
      <text:p text:style-name="P1"><text:soft-page-break/>$cp zad5.c zad6.c</text:p>
      <text:p text:style-name="P1">$vim zad6.c</text:p>
      <text:p text:style-name="P1">$gcc zad6.c -o program6</text:p>
      <text:p text:style-name="P1">$./program6</text:p>
      <text:p text:style-name="P1"/>
      <text:p text:style-name="P1">Proces macierzysty o pidzie 4880 i dziecku 4881</text:p>
      <text:p text:style-name="P1">Proces potomny o pidzie 4881 z rodzica 4880</text:p>
      <text:p text:style-name="P1">Proces macierzysty o pidzie 4881 i dziecku 4882</text:p>
      <text:p text:style-name="P1">Proces potomny o pidzie 4882 z rodzica 4881</text:p>
      <text:p text:style-name="P1">Proces macierzysty o pidzie 4882 i dziecku 4883</text:p>
      <text:p text:style-name="P1">Proces potomny o pidzie 4883 z rodzica 4882</text:p>
      <text:p text:style-name="P1">Proces macierzysty o pidzie 4883 i dziecku 4884</text:p>
      <text:p text:style-name="P1">Proces potomny o pidzie 4884 z rodzica 4883</text:p>
      <text:p text:style-name="P1">Proces macierzysty o pidzie 4884 i dziecku 4885</text:p>
      <text:p text:style-name="P1">Proces potomny o pidzie 4885 z rodzica 4884</text:p>
      <text:p text:style-name="P1"/>
      <text:p text:style-name="P2"><text:span text:style-name="T3">Zadanie 7</text:span></text:p>
      <text:p text:style-name="P1">#include &lt;stdio.h&gt;</text:p>
      <text:p text:style-name="P1">#include &lt;stdlib.h&gt;</text:p>
      <text:p text:style-name="P1">#include &lt;unistd.h&gt;</text:p>
      <text:p text:style-name="P1">#include &lt;sys/types.h&gt;</text:p>
      <text:p text:style-name="P1"><text:soft-page-break/>#include &lt;sys/wait.h&gt;</text:p>
      <text:p text:style-name="P1">#include&lt;signal.h&gt;</text:p>
      <text:p text:style-name="P1"/>
      <text:p text:style-name="P1">void obsluz_sygnal(int sig_nr) {</text:p>
      <text:p text:style-name="P1"><text:s text:c="4"/>printf("Koniec procesu potomka, nr sygnalu %d\n", wait(NULL));</text:p>
      <text:p text:style-name="P1">}</text:p>
      <text:p text:style-name="P1"/>
      <text:p text:style-name="P1">int main() {</text:p>
      <text:p text:style-name="P1"><text:s text:c="4"/>signal(SIGCHLD, obsluz_sygnal);</text:p>
      <text:p text:style-name="P1"><text:s text:c="4"/>int childpid;</text:p>
      <text:p text:style-name="P1"><text:s text:c="4"/>int status = 1;</text:p>
      <text:p text:style-name="P1"><text:s text:c="4"/>int zakonczono;</text:p>
      <text:p text:style-name="P1"><text:s text:c="4"/>int i;</text:p>
      <text:p text:style-name="P1"><text:s text:c="4"/>for (i = 0; i &lt; 5; i++) {</text:p>
      <text:p text:style-name="P1"/>
      <text:p text:style-name="P1"><text:s text:c="4"/>if ((childpid = fork()) == -1) {</text:p>
      <text:p text:style-name="P1"><text:s text:c="3"/><text:tab/> perror("nie moge forknac");</text:p>
      <text:p text:style-name="P1"><text:s text:c="3"/><text:tab/> exit(1);</text:p>
      <text:p text:style-name="P1"><text:s text:c="4"/>}</text:p>
      <text:p text:style-name="P1"><text:s text:c="4"/>else if(childpid == 0) {</text:p>
      <text:p text:style-name="P1"><text:s text:c="3"/><text:tab/><text:tab/> printf("Proces potomny o pidzie %d z rodzica %d\n", getpid(), getppid());</text:p>
      <text:p text:style-name="P1"><text:soft-page-break/><text:s text:c="3"/><text:tab/><text:tab/> exit(1);</text:p>
      <text:p text:style-name="P1"><text:s text:c="3"/><text:tab/> }</text:p>
      <text:p text:style-name="P1"><text:s text:c="4"/>else {</text:p>
      <text:p text:style-name="P1">sleep(10);</text:p>
      <text:p text:style-name="P1"><text:s text:c="3"/><text:tab/><text:tab/> printf("Proces macierzysty o pidzie %d i dziecku %d\n", getpid(), childpid);</text:p>
      <text:p text:style-name="P1"><text:s text:c="3"/><text:tab/> }</text:p>
      <text:p text:style-name="P1"><text:s text:c="4"/></text:p>
      <text:p text:style-name="P1"><text:s text:c="4"/>}</text:p>
      <text:p text:style-name="P1">exit(0);</text:p>
      <text:p text:style-name="P1">}</text:p>
      <text:p text:style-name="P1"/>
      <text:p text:style-name="P1">$cp zad6.c zad7.c</text:p>
      <text:p text:style-name="P1">$vim zad7.c</text:p>
      <text:p text:style-name="P1">$gcc zad7.c -o program7</text:p>
      <text:p text:style-name="P1">$./program7</text:p>
      <text:p text:style-name="P1"/>
      <text:p text:style-name="P1">Proces potomny o pidzie 4908 z rodzica 4907</text:p>
      <text:p text:style-name="P1">Koniec procesu potomka, nr sygnalu 17</text:p>
      <text:p text:style-name="P1">Proces macierzysty o pidzie 4907 i dziecku 4908</text:p>
      <text:p text:style-name="P1">Proces potomny o pidzie 4909 z rodzica 4907</text:p>
      <text:p text:style-name="P1">Koniec procesu potomka, nr sygnalu 17</text:p>
      <text:p text:style-name="P1"><text:soft-page-break/>Proces macierzysty o pidzie 4907 i dziecku 4909</text:p>
      <text:p text:style-name="P1">Proces potomny o pidzie 4910 z rodzica 4907</text:p>
      <text:p text:style-name="P1">Koniec procesu potomka, nr sygnalu 17</text:p>
      <text:p text:style-name="P1">Proces macierzysty o pidzie 4907 i dziecku 4910</text:p>
      <text:p text:style-name="P1">Proces potomny o pidzie 4911 z rodzica 4907</text:p>
      <text:p text:style-name="P1">Koniec procesu potomka, nr sygnalu 17</text:p>
      <text:p text:style-name="P1">Proces macierzysty o pidzie 4907 i dziecku 4911</text:p>
      <text:p text:style-name="P1">Proces potomny o pidzie 4912 z rodzica 4907</text:p>
      <text:p text:style-name="P1">Koniec procesu potomka, nr sygnalu 17</text:p>
      <text:p text:style-name="P1">Proces macierzysty o pidzie 4907 i dziecku 491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440" meta:word-count="2432" meta:character-count="17176" meta:non-whitespace-character-count="13217"/>
    <meta:generator>LibreOfficeDev/5.1.0.3$Linux_X86_64 LibreOffice_project/</meta:generator>
  </office:meta>
</office:document-meta>
</file>